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008000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53cm" svg:stroke-color="#000000" draw:stroke-linejoin="round" svg:stroke-linecap="butt" draw:fill="none" draw:fill-color="#008000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stroke-dash="Dashed_20__28_var_29__20_4" svg:stroke-width="0cm" svg:stroke-color="#aa0000" draw:stroke-linejoin="none" svg:stroke-linecap="round" draw:fill="solid" draw:fill-color="#000000" draw:textarea-horizontal-align="center" draw:textarea-vertical-align="middle"/>
    </style:style>
    <style:style style:name="P1" style:family="paragraph">
      <loext:graphic-properties draw:fill="solid" draw:fill-color="#008000"/>
      <style:paragraph-properties fo:text-align="center"/>
    </style:style>
    <style:style style:name="P2" style:family="paragraph">
      <loext:graphic-properties draw:fill="none" draw:fill-color="#008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83cm" svg:height="1.342cm" svg:x="0.107cm" svg:y="0.198cm" svg:viewBox="0 0 784 1343" draw:points="0,975 381,975 782,1343 784,0 381,371 0,371">
          <text:p/>
        </draw:polygon>
        <draw:polygon draw:style-name="gr2" draw:text-style-name="P2" draw:layer="layout" svg:width="0.783cm" svg:height="1.342cm" svg:x="0.107cm" svg:y="0.198cm" svg:viewBox="0 0 784 1343" draw:points="0,371 0,975 381,975 782,1343 784,0 381,371">
          <text:p/>
        </draw:polygon>
        <draw:path draw:style-name="gr3" draw:text-style-name="P3" draw:layer="layout" svg:width="0.579cm" svg:height="1.459cm" svg:x="1.057cm" svg:y="0.106cm" svg:viewBox="0 0 580 1460" svg:d="M256 0h53c1 1 3 3 4 5v25c11 24 51 50 122 78 97 31 145 77 145 138 0 64-24 118-74 160h-3l-18-21c25-22 38-51 38-88 0-31-47-62-138-94-38-18-62-33-72-45l3 1171c0 68-45 111-135 131h-35c-97 0-146-37-146-111 0-58 43-92 128-102h14c39 0 76 14 112 42v-194l-2 1-12 6-13 6-14 5-32 8h-35-18l-16-2-15-2-15-3-13-4-12-4-11-6-9-7-9-7-8-8-6-9-5-10-4-11-3-12-2-12v-14-10l2-10 2-10 4-9 4-8 6-8 6-7 8-7 8-6 10-5 10-5 12-5 12-3 14-4 30-5h14l15 1 14 2 14 3 14 5 14 6 14 7 14 8 13 10v-234l-2 1-12 6-13 6-14 5-32 8h-35-18l-16-2-15-2-15-3-13-4-12-4-11-6-9-7-9-7-8-8-6-9-5-10-4-11-3-12-2-12v-14-10l2-10 2-10 4-9 4-8 6-8 6-7 8-7 8-6 10-5 10-5 12-5 12-3 14-4 30-5h14l15 1 14 2 14 3 14 5 14 6 14 7 14 8 13 10-3-56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3T20:11:28.458204637</dc:date>
    <meta:editing-duration>PT5H59S</meta:editing-duration>
    <meta:editing-cycles>9</meta:editing-cycles>
    <meta:document-statistic meta:object-count="3"/>
  </office:meta>
</office:document-meta>
</file>